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CC000001922EF52C6A158709C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Times New Roman Normale" svg:font-family="'Times New Roman Normale'" style:font-family-generic="roman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Grassetto" style:font-family-generic="swiss" style:font-pitch="variable"/>
    <style:font-face style:name="Tahoma" svg:font-family="Tahoma" style:font-adornments="Normale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7cm" table:align="margins" style:writing-mode="lr-tb"/>
    </style:style>
    <style:style style:name="Tabella1.A" style:family="table-column">
      <style:table-column-properties style:column-width="12.502cm" style:rel-column-width="48195*"/>
    </style:style>
    <style:style style:name="Tabella1.B" style:family="table-column">
      <style:table-column-properties style:column-width="2.302cm" style:rel-column-width="8873*"/>
    </style:style>
    <style:style style:name="Tabella1.C" style:family="table-column">
      <style:table-column-properties style:column-width="2.196cm" style:rel-column-width="8467*"/>
    </style:style>
    <style:style style:name="Tabella1.A1" style:family="table-cell">
      <style:table-cell-properties fo:background-color="#ff950e" fo:padding="0.097cm" fo:border-left="0.25pt solid #999999" fo:border-right="none" fo:border-top="0.25pt solid #999999" fo:border-bottom="0.25pt solid #999999">
        <style:background-image/>
      </style:table-cell-properties>
    </style:style>
    <style:style style:name="Tabella1.C1" style:family="table-cell">
      <style:table-cell-properties fo:background-color="#ff950e" fo:padding="0.097cm" fo:border="0.25pt solid #999999">
        <style:background-image/>
      </style:table-cell-properties>
    </style:style>
    <style:style style:name="Tabella1.A2" style:family="table-cell">
      <style:table-cell-properties fo:background-color="#e6e6e6" fo:padding="0.097cm" fo:border-left="0.25pt solid #999999" fo:border-right="none" fo:border-top="none" fo:border-bottom="0.25pt solid #999999">
        <style:background-image/>
      </style:table-cell-properties>
    </style:style>
    <style:style style:name="Tabella1.C2" style:family="table-cell">
      <style:table-cell-properties fo:background-color="#e6e6e6" fo:padding="0.097cm" fo:border-left="0.25pt solid #999999" fo:border-right="0.25pt solid #999999" fo:border-top="none" fo:border-bottom="0.25pt solid #999999">
        <style:background-image/>
      </style:table-cell-properties>
    </style:style>
    <style:style style:name="Tabella1.A21" style:family="table-cell">
      <style:table-cell-properties fo:background-color="#ff7f00" fo:padding="0.097cm" fo:border-left="0.25pt solid #999999" fo:border-right="none" fo:border-top="none" fo:border-bottom="0.25pt solid #999999">
        <style:background-image/>
      </style:table-cell-properties>
    </style:style>
    <style:style style:name="Tabella1.C21" style:family="table-cell">
      <style:table-cell-properties fo:background-color="#ff7f00" fo:padding="0.097cm" fo:border-left="0.25pt solid #999999" fo:border-right="0.25pt solid #999999" fo:border-top="none" fo:border-bottom="0.25pt solid #999999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size="10pt" fo:language="en" fo:country="US" officeooo:paragraph-rsid="000de488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fo:language="en" fo:country="US" officeooo:rsid="000f5835" officeooo:paragraph-rsid="000f5835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fo:language="en" fo:country="US" officeooo:rsid="001e735c" officeooo:paragraph-rsid="000de488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fo:language="en" fo:country="US" officeooo:rsid="0010041a" officeooo:paragraph-rsid="0010041a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font-size="10pt" fo:language="en" fo:country="US" officeooo:rsid="001428a0" officeooo:paragraph-rsid="001428a0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font-size="10pt" fo:language="en" fo:country="US" fo:font-weight="bold" officeooo:rsid="001e735c" officeooo:paragraph-rsid="000de488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color="#4c4c4c" fo:font-size="10pt" fo:language="en" fo:country="US" fo:font-weight="bold" officeooo:paragraph-rsid="000de488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4c4c4c" fo:font-size="10pt" fo:language="en" fo:country="US" fo:font-weight="bold" officeooo:paragraph-rsid="000de48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ae00" style:font-name="Wingdings1" fo:font-size="10pt" fo:language="en" fo:country="US" fo:font-weight="bold" officeooo:paragraph-rsid="000de488" style:font-name-asian="Wingdings1" style:font-size-asian="10pt" style:font-weight-asian="bold" style:font-name-complex="Wingdings1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ae00" style:font-name="Wingdings1" fo:font-size="10pt" fo:language="en" fo:country="US" fo:font-weight="bold" officeooo:paragraph-rsid="000f5835" style:font-name-asian="Wingdings1" style:font-size-asian="10pt" style:font-weight-asian="bold" style:font-name-complex="Wingdings1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3deb3d" fo:font-size="10pt" fo:language="en" fo:country="US" fo:font-weight="bold" officeooo:paragraph-rsid="000de488" style:font-size-asian="10pt" style:font-weight-asian="bold" style:font-size-complex="10pt" style:font-weight-complex="bold"/>
    </style:style>
    <style:style style:name="P13" style:family="paragraph" style:parent-style-name="Header">
      <style:paragraph-properties fo:margin-left="0cm" fo:margin-right="0cm" fo:text-indent="0cm" style:auto-text-indent="false">
        <style:tab-stops>
          <style:tab-stop style:position="14.651cm" style:type="right"/>
          <style:tab-stop style:position="15.503cm" style:type="center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  <style:text-properties fo:font-size="8pt" fo:font-weight="bold" officeooo:rsid="000de488" officeooo:paragraph-rsid="000de488" style:font-size-asian="8pt" style:font-weight-asian="bold" style:font-size-complex="8pt"/>
    </style:style>
    <style:style style:name="P15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P16" style:family="paragraph" style:parent-style-name="Header">
      <style:paragraph-properties fo:margin-left="0cm" fo:margin-right="0cm" fo:text-align="center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P17" style:family="paragraph" style:parent-style-name="Standard">
      <style:paragraph-properties fo:text-align="center" style:justify-single-word="false"/>
      <style:text-properties fo:color="#000000" style:font-name="Tahoma2" fo:language="en" fo:country="US" officeooo:paragraph-rsid="000de488" style:font-name-complex="Tahoma2"/>
    </style:style>
    <style:style style:name="P18" style:family="paragraph" style:parent-style-name="Table_20_Contents">
      <style:paragraph-properties fo:text-align="center" style:justify-single-word="false"/>
      <style:text-properties fo:color="#00ae00" style:font-name="Wingdings1" fo:font-size="10pt" fo:language="en" fo:country="US" fo:font-weight="bold" officeooo:paragraph-rsid="00167d5f" style:font-name-asian="Wingdings1" style:font-size-asian="10pt" style:font-weight-asian="bold" style:font-name-complex="Wingdings1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3deb3d" fo:font-size="10pt" fo:language="en" fo:country="US" fo:font-weight="bold" officeooo:paragraph-rsid="000de488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3deb3d" fo:font-size="10pt" fo:language="en" fo:country="US" fo:font-weight="bold" officeooo:rsid="00167d5f" officeooo:paragraph-rsid="00167d5f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666666" fo:font-size="10pt" fo:language="en" fo:country="US" fo:font-weight="bold" officeooo:rsid="00167d5f" officeooo:paragraph-rsid="00167d5f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666666" fo:font-size="10pt" fo:language="en" fo:country="US" fo:font-weight="bold" officeooo:rsid="001ea854" officeooo:paragraph-rsid="000de488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666666" style:font-name="Wingdings1" fo:font-size="10pt" fo:language="en" fo:country="US" fo:font-weight="bold" officeooo:paragraph-rsid="000de488" style:font-name-asian="Wingdings1" style:font-size-asian="10pt" style:font-weight-asian="bold" style:font-name-complex="Wingdings1" style:font-size-complex="10pt" style:font-weight-complex="bold"/>
    </style:style>
    <style:style style:name="P24" style:family="paragraph" style:parent-style-name="Title" style:master-page-name="Standard">
      <style:paragraph-properties style:page-number="auto"/>
      <style:text-properties officeooo:paragraph-rsid="00167d5f"/>
    </style:style>
    <style:style style:name="T1" style:family="text">
      <style:text-properties style:text-position="super 58%" officeooo:rsid="000fcd39"/>
    </style:style>
    <style:style style:name="T2" style:family="text">
      <style:text-properties style:text-position="super 58%" officeooo:rsid="000f5835"/>
    </style:style>
    <style:style style:name="T3" style:family="text">
      <style:text-properties style:text-position="super 58%" officeooo:rsid="00167d5f"/>
    </style:style>
    <style:style style:name="T4" style:family="text">
      <style:text-properties style:text-position="super 58%" fo:font-size="14pt" officeooo:rsid="00167d5f" style:font-size-asian="14pt" style:font-size-complex="14pt"/>
    </style:style>
    <style:style style:name="T5" style:family="text">
      <style:text-properties officeooo:rsid="000fcd39"/>
    </style:style>
    <style:style style:name="T6" style:family="text">
      <style:text-properties fo:color="#999999" style:font-name="Tahoma2" fo:font-size="7pt" style:font-size-asian="7pt" style:font-size-complex="7pt"/>
    </style:style>
    <style:style style:name="T7" style:family="text">
      <style:text-properties officeooo:rsid="001e735c"/>
    </style:style>
    <style:style style:name="T8" style:family="text">
      <style:text-properties officeooo:rsid="001ea854"/>
    </style:style>
    <style:style style:name="T9" style:family="text">
      <style:text-properties officeooo:rsid="000f5835"/>
    </style:style>
    <style:style style:name="T10" style:family="text">
      <style:text-properties officeooo:rsid="0010041a"/>
    </style:style>
    <style:style style:name="T11" style:family="text">
      <style:text-properties officeooo:rsid="00167d5f"/>
    </style:style>
    <style:style style:name="T12" style:family="text">
      <style:text-properties fo:color="#00ae00" style:font-name="Wingdings1" style:font-name-asian="Wingdings1" style:font-name-complex="Wingdings1"/>
    </style:style>
    <style:style style:name="T13" style:family="text">
      <style:text-properties style:use-window-font-color="true"/>
    </style:style>
    <style:style style:name="T14" style:family="text">
      <style:text-properties fo:font-size="14pt" officeooo:rsid="00167d5f" style:font-size-asian="14pt" style:font-size-complex="14pt"/>
    </style:style>
    <style:style style:name="T15" style:family="text">
      <style:text-properties style:font-name="Wingdings1" style:font-name-asian="Wingdings1" style:font-name-complex="Wingdings1"/>
    </style:style>
    <style:style style:name="T16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Kitto<text:span text:style-name="T2">2</text:span> <text:span text:style-name="T11">and Kide</text:span><text:span text:style-name="T2">2 </text:span>Feature Matrix<text:line-break/><text:span text:style-name="T14">from September 2017, Kide</text:span><text:span text:style-name="T4">2</text:span><text:span text:style-name="T14"> was released under Open Source Licens for Community!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8">Feature description</text:p>
          </table:table-cell>
          <table:table-cell table:style-name="Tabella1.A1" office:value-type="string">
            <text:p text:style-name="P9">Community</text:p>
          </table:table-cell>
          <table:table-cell table:style-name="Tabella1.C1" office:value-type="string">
            <text:p text:style-name="P9">Enterprise</text:p>
          </table:table-cell>
        </table:table-row>
        <table:table-row>
          <table:table-cell table:style-name="Tabella1.A2" office:value-type="string">
            <text:p text:style-name="P3">Full “open source” code on <text:a xlink:type="simple" xlink:href="https://github.com/EtheaDev/kitto2/" text:style-name="Internet_20_link" text:visited-style-name="Visited_20_Internet_20_Link">https://github.com/EtheaDev/kitto2/</text:a></text:p>
          </table:table-cell>
          <table:table-cell table:style-name="Tabella1.A2" office:value-type="string">
            <text:p text:style-name="P11"></text:p>
          </table:table-cell>
          <table:table-cell table:style-name="Tabella1.C2" office:value-type="string">
            <text:p text:style-name="P11"/>
          </table:table-cell>
        </table:table-row>
        <table:table-row>
          <table:table-cell table:style-name="Tabella1.A2" office:value-type="string">
            <text:p text:style-name="P5">Wiki documentation with examples and HowTo section</text:p>
          </table:table-cell>
          <table:table-cell table:style-name="Tabella1.A2" office:value-type="string">
            <text:p text:style-name="P11"></text:p>
          </table:table-cell>
          <table:table-cell table:style-name="Tabella1.C2" office:value-type="string">
            <text:p text:style-name="P11"/>
          </table:table-cell>
        </table:table-row>
        <table:table-row>
          <table:table-cell table:style-name="Tabella1.A2" office:value-type="string">
            <text:p text:style-name="P2">Core engine with metadata management, SQL generation, authentication, access control, RIA GUI based on ExtJS <text:span text:style-name="T9">6</text:span> with pagination, custom data rendering, validation rules.</text:p>
          </table:table-cell>
          <table:table-cell table:style-name="Tabella1.A2" office:value-type="string">
            <text:p text:style-name="P10"><text:bookmark-start text:name="__DdeLink__204_965329107"/><text:bookmark-end text:name="__DdeLink__204_965329107"/></text:p>
          </table:table-cell>
          <table:table-cell table:style-name="Tabella1.C2" office:value-type="string">
            <text:p text:style-name="P10"/>
          </table:table-cell>
        </table:table-row>
        <table:table-row>
          <table:table-cell table:style-name="Tabella1.A2" office:value-type="string">
            <text:p text:style-name="P3">Database access via DbExpress, ADO, FireDAC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>
          <table:table-cell table:style-name="Tabella1.A2" office:value-type="string">
            <text:p text:style-name="P6">Upload and Download tools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>
          <table:table-cell table:style-name="Tabella1.A2" office:value-type="string">
            <text:p text:style-name="P3">WebBroker support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>
          <table:table-cell table:style-name="Tabella1.A2" office:value-type="string">
            <text:p text:style-name="P2">Automatic creation of views <text:span text:style-name="T10">and forms </text:span>based on models.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>
          <table:table-cell table:style-name="Tabella1.A2" office:value-type="string">
            <text:p text:style-name="P5">Advanced form layout based on templates.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>
          <table:table-cell table:style-name="Tabella1.A2" office:value-type="string">
            <text:p text:style-name="P2">Basic authentication (DB, DBServer, OS, custom).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>
          <table:table-cell table:style-name="Tabella1.A2" office:value-type="string">
            <text:p text:style-name="P2">Role-based access control module.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>
          <table:table-cell table:style-name="Tabella1.A2" office:value-type="string">
            <text:p text:style-name="P2">Localization support (built-in languages: en, it)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>
          <table:table-cell table:style-name="Tabella1.A2" office:value-type="string">
            <text:p text:style-name="P3">Excel Tool, FOP Tool and more… for generate documents.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>
          <table:table-cell table:style-name="Tabella1.A2" office:value-type="string">
            <text:p text:style-name="P4">ReportBuilder Tool for generate PDF Reports via ReportBuilder engine.</text:p>
          </table:table-cell>
          <table:table-cell table:style-name="Tabella1.A2" office:value-type="string">
            <text:p text:style-name="P12"/>
          </table:table-cell>
          <table:table-cell table:style-name="Tabella1.C2" office:value-type="string">
            <text:p text:style-name="P10"/>
          </table:table-cell>
        </table:table-row>
        <table:table-row>
          <table:table-cell table:style-name="Tabella1.A2" office:value-type="string">
            <text:p text:style-name="P5">Examples of real applications (HelloKitto, TasKitto, KEmployee)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>
          <table:table-cell table:style-name="Tabella1.A2" office:value-type="string">
            <text:p text:style-name="P7">Kide IDE for Kitto</text:p>
          </table:table-cell>
          <table:table-cell table:style-name="Tabella1.A2" office:value-type="string">
            <text:p text:style-name="P10"/>
          </table:table-cell>
          <table:table-cell table:style-name="Tabella1.C2" office:value-type="string">
            <text:p text:style-name="P10"/>
          </table:table-cell>
        </table:table-row>
        <table:table-row>
          <table:table-cell table:style-name="Tabella1.A2" office:value-type="string">
            <text:p text:style-name="P2">Automatic creation and update of models from database structure<text:line-break/>(database reverse engineering).</text:p>
          </table:table-cell>
          <table:table-cell table:style-name="Tabella1.A2" office:value-type="string">
            <text:p text:style-name="P20"><text:span text:style-name="T13">New: </text:span><text:span text:style-name="T12"></text:span></text:p>
          </table:table-cell>
          <table:table-cell table:style-name="Tabella1.C2" office:value-type="string">
            <text:p text:style-name="P10"/>
          </table:table-cell>
        </table:table-row>
        <table:table-row>
          <table:table-cell table:style-name="Tabella1.A2" office:value-type="string">
            <text:p text:style-name="P2">Automatic cr<text:span text:style-name="T7">e</text:span>ation and update of localization files from source and metadata. </text:p>
          </table:table-cell>
          <table:table-cell table:style-name="Tabella1.A2" office:value-type="string">
            <text:p text:style-name="P20"><text:span text:style-name="T13">New: </text:span><text:span text:style-name="T12"></text:span></text:p>
          </table:table-cell>
          <table:table-cell table:style-name="Tabella1.C2" office:value-type="string">
            <text:p text:style-name="P10"/>
          </table:table-cell>
        </table:table-row>
        <table:table-row>
          <table:table-cell table:style-name="Tabella1.A2" office:value-type="string">
            <text:p text:style-name="P2">Validator - locates errors and suspicious settings in metadata and config files.</text:p>
          </table:table-cell>
          <table:table-cell table:style-name="Tabella1.A2" office:value-type="string">
            <text:p text:style-name="P20"><text:span text:style-name="T13">New: </text:span><text:span text:style-name="T12"></text:span></text:p>
          </table:table-cell>
          <table:table-cell table:style-name="Tabella1.C2" office:value-type="string">
            <text:p text:style-name="P10"/>
          </table:table-cell>
        </table:table-row>
        <table:table-row>
          <table:table-cell table:style-name="Tabella1.A2" office:value-type="string">
            <text:p text:style-name="P4">Specific Visual Editors for simplify definitions of metadata.</text:p>
          </table:table-cell>
          <table:table-cell table:style-name="Tabella1.A2" office:value-type="string">
            <text:p text:style-name="P20"><text:span text:style-name="T13">New: </text:span><text:span text:style-name="T12"></text:span></text:p>
          </table:table-cell>
          <table:table-cell table:style-name="Tabella1.C2" office:value-type="string">
            <text:p text:style-name="P10"/>
          </table:table-cell>
        </table:table-row>
        <table:table-row>
          <table:table-cell table:style-name="Tabella1.A21" office:value-type="string">
            <text:p text:style-name="P22">Enterprise services and consulting</text:p>
          </table:table-cell>
          <table:table-cell table:style-name="Tabella1.A21" office:value-type="string">
            <text:p text:style-name="P21"><text:span text:style-name="T15"/></text:p>
          </table:table-cell>
          <table:table-cell table:style-name="Tabella1.C21" office:value-type="string">
            <text:p text:style-name="P23"/>
          </table:table-cell>
        </table:table-row>
        <table:table-row>
          <table:table-cell table:style-name="Tabella1.A2" office:value-type="string">
            <text:p text:style-name="P4">Source code examples for rules and integration implemented in real business application scenario.</text:p>
          </table:table-cell>
          <table:table-cell table:style-name="Tabella1.A2" office:value-type="string">
            <text:p text:style-name="P12"/>
          </table:table-cell>
          <table:table-cell table:style-name="Tabella1.C2" office:value-type="string">
            <text:p text:style-name="P18"></text:p>
          </table:table-cell>
        </table:table-row>
        <table:table-row>
          <table:table-cell table:style-name="Tabella1.A2" office:value-type="string">
            <text:p text:style-name="P4">Training and consulting offered by Ethea<text:span text:style-name="T8">'s developers</text:span>, the author<text:span text:style-name="T8">s</text:span> of Kitto.</text:p>
          </table:table-cell>
          <table:table-cell table:style-name="Tabella1.A2" office:value-type="string">
            <text:p text:style-name="P12"/>
          </table:table-cell>
          <table:table-cell table:style-name="Tabella1.C2" office:value-type="string">
            <text:p text:style-name="P10">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Times New Roman Normale" svg:font-family="'Times New Roman Normale'" style:font-family-generic="roman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Grassetto" style:font-family-generic="swiss" style:font-pitch="variable"/>
    <style:font-face style:name="Tahoma" svg:font-family="Tahoma" style:font-adornments="Normale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12cm" loext:contextual-spacing="false" fo:text-align="justify" style:justify-single-word="false" fo:orphans="2" fo:widows="2" fo:hyphenation-ladder-count="no-limit" style:page-number="auto" style:text-autospace="none" style:punctuation-wrap="simple" style:vertical-align="baseline" style:writing-mode="lr-tb"/>
      <style:text-properties style:use-window-font-color="true" style:font-name="Tahoma" fo:font-family="Tahoma" style:font-style-name="Normale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8pt" fo:font-style="italic" style:font-size-asian="8pt" style:font-style-asian="italic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Index_20_Heading" style:next-style-name="Standard" style:default-outline-level="1" style:class="text">
      <style:paragraph-properties fo:margin-left="0cm" fo:margin-right="0cm" fo:text-indent="0cm" style:auto-text-indent="false" fo:break-before="auto" fo:break-after="auto"/>
      <style:text-properties fo:font-variant="normal" fo:text-transform="none" style:font-name="Tahoma1" fo:font-family="Tahoma" style:font-style-name="Grassetto" style:font-family-generic="swiss" style:font-pitch="variable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94cm" fo:margin-bottom="0.212cm" loext:contextual-spacing="false" fo:text-align="start" style:justify-single-word="false" fo:text-indent="0cm" style:auto-text-indent="false" fo:keep-with-next="always" style:text-autospace="ideograph-alpha" style:punctuation-wrap="hanging" style:vertical-align="auto"/>
      <style:text-properties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212cm" fo:margin-bottom="0.212cm" loext:contextual-spacing="false" fo:text-indent="0cm" style:auto-text-indent="false" fo:keep-with-next="always"/>
      <style:text-properties style:font-name="Tahoma1" fo:font-family="Tahoma" style:font-style-name="Grassetto" style:font-family-generic="swiss" style:font-pitch="variable" fo:font-size="10pt" fo:font-weight="bold" style:font-size-asian="11pt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0cm" fo:margin-right="0cm" fo:margin-top="0.42cm" fo:margin-bottom="0.22cm" loext:contextual-spacing="false" fo:text-indent="0cm" style:auto-text-indent="false" fo:keep-with-next="always"/>
      <style:text-properties style:font-name="Tahoma1" fo:font-family="Tahoma" style:font-style-name="Grassetto" style:font-family-generic="swiss" style:font-pitch="variable" fo:font-size="10pt" fo:font-style="italic" fo:font-weight="normal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 fo:font-size="9pt" fo:font-style="italic" fo:font-weight="bold" style:font-size-asian="9pt" style:font-style-asian="italic" style:font-weight-asian="bold"/>
    </style:style>
    <style:style style:name="List" style:family="paragraph" style:parent-style-name="Standard" style:class="list">
      <style:paragraph-properties fo:margin-top="0.071cm" fo:margin-bottom="0.141cm" loext:contextual-spacing="false" fo:text-align="start" style:justify-single-word="false"/>
      <style:text-properties fo:font-size="8pt" style:font-size-asian="8pt"/>
    </style:style>
    <style:style style:name="Header" style:family="paragraph" style:parent-style-name="Standard" style:class="extra">
      <style:paragraph-properties fo:margin-left="-5.715cm" fo:margin-right="0cm" fo:text-align="center" style:justify-single-word="false" fo:text-indent="0cm" style:auto-text-indent="false">
        <style:tab-stops>
          <style:tab-stop style:position="13.04cm" style:type="center"/>
          <style:tab-stop style:position="20.366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Table_20_Contents" style:display-name="Table Contents" style:family="paragraph" style:parent-style-name="Standard" style:class="extra">
      <style:paragraph-properties fo:margin-top="0cm" fo:margin-bottom="0.049cm" loext:contextual-spacing="false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cm" fo:margin-bottom="0.049cm" loext:contextual-spacing="false" fo:text-align="center" style:justify-single-word="false" style:page-number="auto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keep-together="always"/>
      <style:text-properties fo:font-style="italic" style:font-style-asian="italic"/>
    </style:style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Index_20_Heading" style:display-name="Index Heading" style:family="paragraph" style:parent-style-name="Standard" style:next-style-name="Standard" style:class="index">
      <style:paragraph-properties fo:margin-top="0.635cm" fo:margin-bottom="0.635cm" loext:contextual-spacing="false" fo:break-before="page"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 Narrow" fo:font-family="'Arial Narrow'" style:font-family-generic="swiss" style:font-pitch="variable" fo:font-size="12pt" fo:font-weight="bold" style:font-size-asian="12pt" style:font-weight-asian="bold"/>
    </style:style>
    <style:style style:name="Contents_20_1" style:display-name="Contents 1" style:family="paragraph" style:parent-style-name="Standard" style:next-style-name="Contents_20_2" style:class="index">
      <style:paragraph-properties fo:margin-left="0.751cm" fo:margin-right="0cm" fo:text-indent="-0.751cm" style:auto-text-indent="false">
        <style:tab-stops>
          <style:tab-stop style:position="-0.046cm"/>
          <style:tab-stop style:position="0.307cm"/>
          <style:tab-stop style:position="14.002cm" style:type="right" style:leader-style="dotted" style:leader-text="."/>
        </style:tab-stops>
      </style:paragraph-properties>
      <style:text-properties fo:font-variant="normal" fo:text-transform="none" fo:font-size="9.5pt" fo:language="zxx" fo:country="none" style:font-size-asian="9.5pt" style:language-asian="zxx" style:country-asian="none"/>
    </style:style>
    <style:style style:name="Contents_20_2" style:display-name="Contents 2" style:family="paragraph" style:parent-style-name="Standard" style:class="index">
      <style:paragraph-properties fo:margin-left="2cm" fo:margin-right="0cm" fo:text-indent="-1.249cm" style:auto-text-indent="false">
        <style:tab-stops>
          <style:tab-stop style:position="0cm"/>
          <style:tab-stop style:position="12.753cm" style:type="right"/>
        </style:tab-stops>
      </style:paragraph-properties>
      <style:text-properties fo:font-size="9.5pt" fo:language="zxx" fo:country="none" style:font-size-asian="9.5pt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3.251cm" fo:margin-right="0cm" fo:text-indent="-1.251cm" style:auto-text-indent="false">
        <style:tab-stops>
          <style:tab-stop style:position="-1.251cm"/>
          <style:tab-stop style:position="0cm"/>
          <style:tab-stop style:position="11.502cm" style:type="right"/>
        </style:tab-stops>
      </style:paragraph-properties>
      <style:text-properties fo:font-size="9.5pt" fo:language="zxx" fo:country="none" fo:font-style="italic" style:font-size-asian="9.5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847cm" fo:margin-bottom="0.635cm" loext:contextual-spacing="false" fo:text-align="center" style:justify-single-word="false" fo:keep-with-next="always"/>
      <style:text-properties style:font-name="Arial Narrow" fo:font-family="'Arial Narrow'" style:font-family-generic="swiss" style:font-pitch="variable" fo:font-size="24pt" fo:font-weight="bold" style:font-size-asian="24pt" style:font-weight-asian="bold"/>
    </style:style>
    <style:style style:name="Subtitle" style:family="paragraph" style:parent-style-name="Standard" style:next-style-name="Intestazione_20_nota" style:class="chapter">
      <style:paragraph-properties fo:margin-top="0.847cm" fo:margin-bottom="0.635cm" loext:contextual-spacing="false" fo:text-align="center" style:justify-single-word="false" fo:keep-with-next="always"/>
      <style:text-properties fo:font-size="14pt" fo:font-weight="bold" style:font-size-asian="14pt" style:font-weight-asian="bold"/>
    </style:style>
    <style:style style:name="Intestazione_20_nota" style:display-name="Intestazione nota" style:family="paragraph" style:parent-style-name="Standard" style:next-style-name="Standard">
      <style:paragraph-properties fo:keep-together="always" fo:padding="0.109cm" fo:border-left="none" fo:border-right="none" fo:border-top="0.51pt solid #000000" fo:border-bottom="none" style:shadow="none" fo:keep-with-next="always"/>
      <style:text-properties fo:font-weight="bold" style:font-weight-asian="bold"/>
    </style:style>
    <style:style style:name="Formula_20_di_20_apertura" style:display-name="Formula di apertura" style:family="paragraph" style:parent-style-name="Standard" style:next-style-name="Title">
      <style:paragraph-properties fo:margin-top="0.564cm" fo:margin-bottom="0.564cm" loext:contextual-spacing="false" fo:text-align="end" style:justify-single-word="false" fo:keep-with-next="always"/>
      <style:text-properties fo:font-size="16pt" fo:font-weight="bold" style:font-size-asian="16pt" style:font-weight-asian="bold"/>
    </style:style>
    <style:style style:name="Testo_20_commento" style:display-name="Testo commento" style:family="paragraph" style:parent-style-name="Standard"/>
    <style:style style:name="Mappa_20_documento" style:display-name="Mappa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2" fo:font-family="Tahoma" style:font-family-generic="swiss" style:font-pitch="variable"/>
    </style:style>
    <style:style style:name="Punto_20_elenco" style:display-name="Punto elenco" style:family="paragraph" style:parent-style-name="Standard" style:list-style-name="WW8Num1">
      <style:paragraph-properties fo:margin-left="0cm" fo:margin-right="0cm" fo:margin-top="0cm" fo:margin-bottom="0.106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Rientro_20_normale" style:display-name="Rientro normale" style:family="paragraph" style:parent-style-name="Standard"/>
    <style:style style:name="Corpo_20_del_20_testo_20_2" style:display-name="Corpo del testo 2" style:family="paragraph" style:parent-style-name="Standard">
      <style:paragraph-properties fo:keep-with-next="always"/>
      <style:text-properties fo:color="#0000ff"/>
    </style:style>
    <style:style style:name="Corpo_20_del_20_testo_20_3" style:display-name="Corpo del testo 3" style:family="paragraph" style:parent-style-name="Standard">
      <style:paragraph-properties fo:margin-top="0cm" fo:margin-bottom="0cm" loext:contextual-spacing="false"/>
      <style:text-properties style:font-name="Arial Narrow" fo:font-family="'Arial Narrow'" style:font-family-generic="swiss" style:font-pitch="variable" fo:font-size="12pt" style:font-size-asian="12pt"/>
    </style:style>
    <style:style style:name="Protocollo" style:family="paragraph" style:parent-style-name="Text_20_body"/>
    <style:style style:name="Paragrafo_20_Normale" style:display-name="Paragrafo Normale" style:family="paragraph" style:parent-style-name="Standard">
      <style:paragraph-properties fo:margin-left="0cm" fo:margin-right="-0.06cm" fo:margin-top="0.339cm" fo:margin-bottom="0cm" loext:contextual-spacing="false" style:line-height-at-least="0.423cm" fo:text-indent="0cm" style:auto-text-indent="false" style:text-autospace="ideograph-alpha" style:punctuation-wrap="hanging" style:vertical-align="auto">
        <style:tab-stops>
          <style:tab-stop style:position="1.374cm"/>
        </style:tab-stops>
      </style:paragraph-properties>
      <style:text-properties style:font-name="Times New Roman" fo:font-family="'Times New Roman'" style:font-family-generic="roman" style:font-pitch="variable" fo:font-size="12pt" style:font-size-asian="12pt"/>
    </style:style>
    <style:style style:name="H2" style:family="paragraph" style:parent-style-name="Standard" style:next-style-name="Standard">
      <style:paragraph-properties fo:margin-top="0.176cm" fo:margin-bottom="0.176cm" loext:contextual-spacing="false" fo:text-align="start" style:justify-single-word="false" fo:keep-with-next="always" style:punctuation-wrap="hanging" style:vertical-align="auto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rientro" style:family="paragraph">
      <style:paragraph-properties fo:text-align="justify" style:justify-single-word="false" fo:orphans="0" fo:widows="0" style:text-autospace="none">
        <style:tab-stops>
          <style:tab-stop style:position="1.097cm"/>
        </style:tab-stops>
      </style:paragraph-properties>
      <style:text-properties style:use-window-font-color="true" style:font-name="Times New Roman Normale" fo:font-family="'Times New Roman Normale'" style:font-family-generic="roman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sto_20_fumetto" style:display-name="Testo fumetto" style:family="paragraph" style:parent-style-name="Standard">
      <style:text-properties style:font-name="Tahoma2" fo:font-family="Tahoma" style:font-family-generic="swiss" style:font-pitch="variable" fo:font-size="8pt" style:font-size-asian="8pt" style:font-name-complex="Tahoma2" style:font-family-complex="Tahoma" style:font-family-generic-complex="swiss" style:font-pitch-complex="variable" style:font-size-complex="8pt"/>
    </style:style>
    <style:style style:name="Normale_20__28_Web_29_" style:display-name="Normale (Web)" style:family="paragraph" style:parent-style-name="Standard">
      <style:paragraph-properties fo:margin-top="0.176cm" fo:margin-bottom="0.176cm" loext:contextual-spacing="false" fo:text-align="start" style:justify-single-word="false" style:text-autospace="ideograph-alpha" style:punctuation-wrap="hanging" style:vertical-align="auto"/>
      <style:text-properties fo:color="#000000" fo:font-size="8pt" style:font-size-asian="8pt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age_20_Number" style:display-name="Page Number" style:family="text" style:parent-style-name="Carattere_20_predefinito_20_paragrafo">
      <style:text-properties fo:font-size="8pt" style:font-size-asian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 style:parent-style-name="Carattere_20_predefinito_20_paragrafo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fo:color="#000000"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fo:color="#000000"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3z3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3z0" style:family="text">
      <style:text-properties style:font-name="Wingdings" fo:font-family="Wingdings" style:font-pitch="variable" style:font-charset="x-symbol"/>
    </style:style>
    <style:style style:name="Carattere_20_predefinito_20_paragrafo" style:display-name="Carattere predefinito paragrafo" style:family="text"/>
    <style:style style:name="Rimando_20_commento" style:display-name="Rimando commento" style:family="text" style:parent-style-name="Carattere_20_predefinito_20_paragrafo">
      <style:text-properties fo:font-size="8pt" style:font-size-asian="8pt"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.199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767cm" text:min-label-width="0.635cm"/>
      </text:list-level-style-number>
      <text:list-level-style-number text:level="2" style:num-suffix="." style:num-format="a" style:num-letter-sync="true">
        <style:list-level-properties text:space-before="2.037cm" text:min-label-width="0.635cm"/>
      </text:list-level-style-number>
      <text:list-level-style-number text:level="3" style:num-suffix="." style:num-format="i">
        <style:list-level-properties text:min-label-width="3.942cm" text:min-label-distance="0.318cm" fo:text-align="end"/>
      </text:list-level-style-number>
      <text:list-level-style-number text:level="4" style:num-suffix="." style:num-format="1">
        <style:list-level-properties text:space-before="4.577cm" text:min-label-width="0.635cm"/>
      </text:list-level-style-number>
      <text:list-level-style-number text:level="5" style:num-suffix="." style:num-format="a" style:num-letter-sync="true">
        <style:list-level-properties text:space-before="5.847cm" text:min-label-width="0.635cm"/>
      </text:list-level-style-number>
      <text:list-level-style-number text:level="6" style:num-suffix="." style:num-format="i">
        <style:list-level-properties text:min-label-width="7.752cm" text:min-label-distance="0.318cm" fo:text-align="end"/>
      </text:list-level-style-number>
      <text:list-level-style-number text:level="7" style:num-suffix="." style:num-format="1">
        <style:list-level-properties text:space-before="8.387cm" text:min-label-width="0.635cm"/>
      </text:list-level-style-number>
      <text:list-level-style-number text:level="8" style:num-suffix="." style:num-format="a" style:num-letter-sync="true">
        <style:list-level-properties text:space-before="9.657cm" text:min-label-width="0.635cm"/>
      </text:list-level-style-number>
      <text:list-level-style-number text:level="9" style:num-suffix="." style:num-format="i">
        <style:list-level-properties text:min-label-width="11.56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4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7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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">
        <style:list-level-properties text:space-before="0.635cm"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format="1">
        <style:list-level-properties text:min-label-width="1.199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1.199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bullet text:level="1" text:style-name="WW8Num17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5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cm" table:align="margins" style:writing-mode="lr-tb"/>
    </style:style>
    <style:style style:name="HeaderTable.A" style:family="table-column">
      <style:table-column-properties style:column-width="17cm" style:rel-column-width="65535*"/>
    </style:style>
    <style:style style:name="HeaderTable.1" style:family="table-row">
      <style:table-row-properties style:row-height="1.499cm"/>
    </style:style>
    <style:style style:name="HeaderTable.A1" style:family="table-cell">
      <style:table-cell-properties fo:padding="0.097cm" fo:border-left="none" fo:border-right="none" fo:border-top="none" fo:border-bottom="0.05pt solid #999999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15.042cm" style:rel-column-width="57986*"/>
    </style:style>
    <style:style style:name="Table4.B" style:family="table-column">
      <style:table-column-properties style:column-width="1.958cm" style:rel-column-width="7549*"/>
    </style:style>
    <style:style style:name="Table4.1" style:family="table-row">
      <style:table-row-properties style:row-height="0.499cm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45cm"/>
    </style:style>
    <style:style style:name="Table4.A2" style:family="table-cell">
      <style:table-cell-properties fo:padding="0.097cm" fo:border-left="none" fo:border-right="none" fo:border-top="0.05pt solid #999999" fo:border-bottom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Header">
      <style:paragraph-properties fo:margin-left="0cm" fo:margin-right="0cm" fo:text-indent="0cm" style:auto-text-indent="false">
        <style:tab-stops>
          <style:tab-stop style:position="14.651cm" style:type="right"/>
          <style:tab-stop style:position="15.503cm" style:type="center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  <style:text-properties fo:font-size="8pt" fo:font-weight="bold" officeooo:rsid="000de488" officeooo:paragraph-rsid="000de488" style:font-size-asian="8pt" style:font-weight-asian="bold" style:font-size-complex="8pt"/>
    </style:style>
    <style:style style:name="MP4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text-align="center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MT1" style:family="text">
      <style:text-properties style:text-position="super 58%" officeooo:rsid="000fcd39"/>
    </style:style>
    <style:style style:name="MT2" style:family="text">
      <style:text-properties officeooo:rsid="000fcd39"/>
    </style:style>
    <style:style style:name="MT3" style:family="text"/>
    <style:style style:name="MT4" style:family="text">
      <style:text-properties fo:color="#999999" style:font-name="Tahoma2" fo:font-size="7pt" style:font-size-asian="7pt" style:font-size-complex="7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01cm" fo:margin-bottom="0.7cm" fo:margin-left="2cm" fo:margin-right="2cm" style:shadow="none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99cm" fo:margin-left="0cm" fo:margin-right="0cm" fo:margin-bottom="2cm" style:dynamic-spacing="true"/>
      </style:header-style>
      <style:footer-style>
        <style:header-footer-properties fo:min-height="1.801cm" fo:margin-left="0cm" fo:margin-right="0cm" fo:margin-top="1.702cm" style:dynamic-spacing="true"/>
      </style:footer-style>
    </style:page-layout>
  </office:automatic-styles>
  <office:master-styles>
    <style:master-page style:name="Standard" style:page-layout-name="Mpm1">
      <style:header>
        <table:table table:name="HeaderTable" table:style-name="HeaderTable">
          <table:table-column table:style-name="HeaderTable.A"/>
          <table:table-row table:style-name="HeaderTable.1">
            <table:table-cell table:style-name="HeaderTable.A1" office:value-type="string">
              <text:p text:style-name="MP1"><draw:frame draw:style-name="Mfr1" draw:name="graphics19" text:anchor-type="as-char" svg:width="4.001cm" svg:height="1.281cm" draw:z-index="0"><draw:image xlink:href="Pictures/10000000000004CC000001922EF52C6A158709C2.png" xlink:type="simple" xlink:show="embed" xlink:actuate="onLoad"/></draw:frame></text:p>
            </table:table-cell>
          </table:table-row>
        </table:table>
        <text:p text:style-name="MP2"/>
      </style:header>
      <style:footer>
        <table:table table:name="Table4" table:style-name="Table4">
          <table:table-column table:style-name="Table4.A"/>
          <table:table-column table:style-name="Table4.B"/>
          <table:table-header-rows>
            <table:table-row table:style-name="Table4.1">
              <table:table-cell table:style-name="Table4.A1" office:value-type="string">
                <text:p text:style-name="MP3">Kitto<text:span text:style-name="MT1">2</text:span> Feature Matri<text:span text:style-name="MT2">x</text:span></text:p>
              </table:table-cell>
              <table:table-cell table:style-name="Table4.A1" office:value-type="string">
                <text:p text:style-name="MP4"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      </table:table-cell>
            </table:table-row>
          </table:table-header-rows>
          <table:table-row table:style-name="Table4.2">
            <table:table-cell table:style-name="Table4.A2" table:number-columns-spanned="2" office:value-type="string">
              <text:p text:style-name="MP5"><text:span text:style-name="Page_20_Number"><text:span text:style-name="MT4"/></text:span></text:p>
            </table:table-cell>
            <table:covered-table-cell/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 LibreOffice_project/f82d347ccc0be322489bf7da61d7e4ad13fe2ff3</meta:generator>
    <meta:creation-date>2015-07-01T11:39:57.316000000</meta:creation-date>
    <dc:language>en-US</dc:language>
    <meta:editing-cycles>10</meta:editing-cycles>
    <meta:editing-duration>PT3H18M50S</meta:editing-duration>
    <dc:date>2017-09-08T13:52:23.647000000</dc:date>
    <meta:document-statistic meta:table-count="3" meta:image-count="1" meta:object-count="0" meta:page-count="1" meta:paragraph-count="48" meta:word-count="227" meta:character-count="1526" meta:non-whitespace-character-count="1345"/>
    <meta:user-defined meta:name="Info 1"/>
    <meta:user-defined meta:name="Info 2"/>
    <meta:user-defined meta:name="Info 3"/>
    <meta:user-defined meta:name="Info 4"/>
  </office:meta>
</office:document-meta>
</file>